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  <mrow>
              <mi/>
              <mo stretchy="false">=</mo>
              <mi/>
            </mrow>
            <mfrac>
              <mrow>
                <msub>
                  <mi>d</mi>
                  <mn>1</mn>
                </msub>
                <msub>
                  <mi>d</mi>
                  <mn>2</mn>
                </msub>
              </mrow>
              <mn>2</mn>
            </mfrac>
          </mrow>
        </mtd>
      </mtr>
      <mtr>
        <mtd>
          <mrow>
            <mi mathvariant="italic">Diagonalerna</mi>
            <mi mathvariant="italic">korsar</mi>
            <mi mathvariant="italic">varandra</mi>
            <mi mathvariant="italic">med</mi>
            <mi mathvariant="italic">rätavinklar.</mi>
          </mrow>
        </mtd>
      </mtr>
    </mtable>
    <annotation encoding="StarMath 5.0">Arean ~=~ bh ~=~ {d_{1}d_{2}} over {2}
newline  
Diagonalerna korsar varandra med rätavinklar.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